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text-properties officeooo:rsid="0016e5dc" officeooo:paragraph-rsid="0016e5dc"/>
    </style:style>
    <style:style style:name="P3" style:family="paragraph" style:parent-style-name="Heading_20_2">
      <style:text-properties officeooo:rsid="0016e5dc" officeooo:paragraph-rsid="0016e5dc"/>
    </style:style>
    <style:style style:name="P4" style:family="paragraph" style:parent-style-name="Standard">
      <style:text-properties officeooo:rsid="0016e5dc" officeooo:paragraph-rsid="0016e5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3" text:outline-level="2">10 times President Obama Made us Cheer in 2014</text:h>
      <text:p text:style-name="Text_20_body">We love hearing the President speak up for what’s right. From his support of immigration reform to fighting for equal pay, here are some of our favorite moments of 2014.</text:p>
      <text:p text:style-name="Text_20_body">President Obama will not stand for voter suppression. Period.</text:p>
      <text:p text:style-name="Text_20_body">Did you travel over the holidays? Whether by plane, train, or automobile, we need a strong infrastructure to make our country great.</text:p>
      <text:p text:style-name="Text_20_body">President Obama is grateful for the people who stood up for him</text:p>
      <text:p text:style-name="Text_20_body">And now he’s standing up for others, because who you are or who you love shouldn’t affect where you work.</text:p>
      <text:p text:style-name="Text_20_body">President Obama has taken historic steps to combat climate change.</text:p>
      <text:p text:style-name="Text_20_body">And President Obama knows that health decisions are best kept between a woman and her doctor.</text:p>
      <text:p text:style-name="Text_20_body">The President knows our values are what makes our country great.</text:p>
      <text:p text:style-name="Text_20_body">And he’s willing to fight for what’s right, even in the face of Republican opposition.</text:p>
      <text:p text:style-name="Text_20_body">Because we’re all a part of the American story.</text:p>
      <text:p text:style-name="Text_20_body">Most importantly, President Obama knows that our country works best when we work together.</text:p>
      <text:p text:style-name="P1"><text:span text:style-name="Strong_20_Emphasis">If you’re going to stand with President Obama to keep changing our country for the better in 2015, add your name: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5:19:41.375000000</meta:creation-date>
    <dc:date>2015-03-30T11:24:58.246000000</dc:date>
    <meta:editing-duration>PT1M29S</meta:editing-duration>
    <meta:editing-cycles>2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3" meta:word-count="198" meta:character-count="1135" meta:non-whitespace-character-count="950"/>
  </office:meta>
</office:document-meta>
</file>